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7.01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 REQUIRED</text:p>
          </table:table-cell>
          <table:table-cell office:value-type="string" calcext:value-type="string">
            <text:p>QUANTITY PRINTED</text:p>
          </table:table-cell>
        </table:table-row>
        <table:table-row table:style-name="ro1">
          <table:table-cell office:value-type="string" calcext:value-type="string">
            <text:p>10-3x3_Plate.st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4-Corner_Bracket.stl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-EndstopX_Flange.st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EndstopY_Bracket.st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EndstopZ_Brackets.st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Extruder.st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Hbar_End_Left.st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Hbar_End_Right.st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Hotend_Clamp_E3Dv6.st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otor_Mount_Left.st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Motor_Mount_Right.st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Part_Cooling_Fan_Duct.st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Print_Carriage_Front.st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Print_Carriage_Rear.st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Rear_Idler_Left.st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Rear_Idler_Right.st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Bearing_Shim.st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-2x1_Plate.st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-Hbar_End_Plate.st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-Lead_Screw_Bracket.st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-Motor_Mount_Z.st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Power_Supply_Clamp.st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-Tubing_Holder.st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2-Wheel_Spacer.stl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-Bed_Support.st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-Belt_Clamp.st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-Z_Wheel_Guide.st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onal-Switch_Holder.st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5:08:22.7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5:48:49.968000000</meta:creation-date>
    <meta:generator>LibreOffice/5.3.0.3$Windows_x86 LibreOffice_project/7074905676c47b82bbcfbea1aeefc84afe1c50e1</meta:generator>
    <dc:date>2017-02-07T15:52:46.378000000</dc:date>
    <meta:editing-duration>PT3H27M30S</meta:editing-duration>
    <meta:editing-cycles>14</meta:editing-cycles>
    <meta:document-statistic meta:table-count="1" meta:cell-count="87" meta:object-count="0"/>
  </office:meta>
</office:document-meta>
</file>